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6.86pt"/>
    </style:style>
    <style:style style:name="co2" style:family="table-column">
      <style:table-column-properties fo:break-before="auto" style:column-width="561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et current stock price value/market cap etc</text:p>
          </table:table-cell>
          <table:table-cell office:value-type="string" calcext:value-type="string">
            <text:p><text:a xlink:href="https://priceapi.moneycontrol.com/pricefeed/nse/equitycash/RI" xlink:type="simple">https://priceapi.moneycontrol.com/pricefeed/nse/equitycash/RI</text:a></text:p>
          </table:table-cell>
        </table:table-row>
        <table:table-row table:style-name="ro1">
          <table:table-cell office:value-type="string" calcext:value-type="string">
            <text:p>Get historical data points of stock prices</text:p>
          </table:table-cell>
          <table:table-cell office:value-type="string" calcext:value-type="string">
            <text:p><text:a xlink:href="https://www.moneycontrol.com/mc/widget/basicchart/get_chart_value?classic=true&amp;sc_did=RI&amp;dur=1yr" xlink:type="simple">https://www.moneycontrol.com/mc/widget/basicchart/get_chart_value?classic=true&amp;sc_did=RI&amp;dur=1y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20:30:44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6-27T20:32:18.046000000</dc:date>
    <meta:editing-duration>PT1M34S</meta:editing-duration>
    <meta:editing-cycles>1</meta:editing-cycles>
    <meta:document-statistic meta:table-count="1" meta:cell-count="6" meta:object-count="0"/>
  </office:meta>
</office:document-meta>
</file>